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ive thanks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Jesus Christ, His 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Jesus Christ, His 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has done for us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has done for us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Jesus Christ, His 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Give thanks with a grateful heart</text:p>
              </text:list-item>
              <text:list-item>
                <text:p>Give thanks to the Holy One</text:p>
              </text:list-item>
              <text:list-item>
                <text:p>Give thanks because He's given Jesus Christ, His 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has done for us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And now let the weak say, "I am strong"</text:p>
              </text:list-item>
              <text:list-item>
                <text:p>Let the poor say, "I am rich</text:p>
              </text:list-item>
              <text:list-item>
                <text:p>Because of what the Lord has done for us"</text:p>
              </text:list-item>
              <text:list-item>
                <text:p>Give thank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3-29T11:28:55.670456007</dc:date>
    <dc:creator>irvy </dc:creator>
    <meta:editing-duration>PT1H51M19S</meta:editing-duration>
    <meta:editing-cycles>26</meta:editing-cycles>
    <meta:generator>LibreOffice/4.1.3.2$Linux_x86 LibreOffice_project/410m0$Build-2</meta:generator>
    <meta:document-statistic meta:object-count="58"/>
  </office:meta>
</office:document-meta>
</file>